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53ee" officeooo:paragraph-rsid="000853ee"/>
    </style:style>
    <style:style style:name="P2" style:family="paragraph" style:parent-style-name="Standard">
      <style:paragraph-properties fo:line-height="200%"/>
      <style:text-properties officeooo:rsid="000853ee" officeooo:paragraph-rsid="000853ee"/>
    </style:style>
    <style:style style:name="P3" style:family="paragraph" style:parent-style-name="Standard">
      <style:paragraph-properties fo:text-align="center" style:justify-single-word="false"/>
      <style:text-properties fo:font-size="14pt" fo:font-weight="bold" officeooo:rsid="000853ee" officeooo:paragraph-rsid="000853ee" style:font-size-asian="14pt" style:font-weight-asian="bold" style:font-size-complex="14pt" style:font-weight-complex="bold"/>
    </style:style>
    <style:style style:name="P4" style:family="paragraph" style:parent-style-name="Standard">
      <style:paragraph-properties fo:line-height="200%"/>
      <style:text-properties fo:font-weight="bold" officeooo:rsid="000bafbb" officeooo:paragraph-rsid="000bafbb" style:font-weight-asian="bold" style:font-weight-complex="bold"/>
    </style:style>
    <style:style style:name="P5" style:family="paragraph" style:parent-style-name="Standard">
      <style:paragraph-properties fo:line-height="200%" fo:text-align="center" style:justify-single-word="false"/>
      <style:text-properties fo:font-style="italic" fo:font-weight="normal" officeooo:rsid="00117e38" officeooo:paragraph-rsid="00117e38" style:font-style-asian="italic" style:font-weight-asian="normal" style:font-style-complex="italic" style:font-weight-complex="normal"/>
    </style:style>
    <style:style style:name="P6" style:family="paragraph" style:parent-style-name="Standard">
      <style:paragraph-properties fo:line-height="200%" fo:text-align="start" style:justify-single-word="false"/>
      <style:text-properties fo:font-style="normal" fo:font-weight="normal" officeooo:rsid="0018ab11" officeooo:paragraph-rsid="0018ab11"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style:text-properties fo:font-style="normal" fo:font-weight="bold" officeooo:rsid="002ba5d7" officeooo:paragraph-rsid="002ba5d7" style:font-style-asian="normal" style:font-weight-asian="bold" style:font-style-complex="normal" style:font-weight-complex="bold"/>
    </style:style>
    <style:style style:name="P8" style:family="paragraph" style:parent-style-name="Standard">
      <style:paragraph-properties fo:line-height="200%" fo:text-align="start" style:justify-single-word="false"/>
      <style:text-properties fo:font-style="normal" fo:font-weight="normal" officeooo:rsid="0019abc2" officeooo:paragraph-rsid="0018ab11" style:font-style-asian="normal" style:font-weight-asian="normal" style:font-style-complex="normal" style:font-weight-complex="normal"/>
    </style:style>
    <style:style style:name="T1" style:family="text">
      <style:text-properties officeooo:rsid="000bafbb"/>
    </style:style>
    <style:style style:name="T2" style:family="text">
      <style:text-properties fo:font-weight="normal" style:font-weight-asian="normal" style:font-weight-complex="normal"/>
    </style:style>
    <style:style style:name="T3" style:family="text">
      <style:text-properties fo:font-weight="normal" officeooo:rsid="000c3536" style:font-weight-asian="normal" style:font-weight-complex="normal"/>
    </style:style>
    <style:style style:name="T4" style:family="text">
      <style:text-properties fo:font-weight="normal" officeooo:rsid="000ca264" style:font-weight-asian="normal" style:font-weight-complex="normal"/>
    </style:style>
    <style:style style:name="T5" style:family="text">
      <style:text-properties fo:font-weight="normal" officeooo:rsid="000dda64" style:font-weight-asian="normal" style:font-weight-complex="normal"/>
    </style:style>
    <style:style style:name="T6" style:family="text">
      <style:text-properties fo:font-weight="normal" officeooo:rsid="000fa82a" style:font-weight-asian="normal" style:font-weight-complex="normal"/>
    </style:style>
    <style:style style:name="T7" style:family="text">
      <style:text-properties fo:font-weight="normal" officeooo:rsid="00101df2" style:font-weight-asian="normal" style:font-weight-complex="normal"/>
    </style:style>
    <style:style style:name="T8" style:family="text">
      <style:text-properties fo:font-weight="normal" officeooo:rsid="00132b3b" style:font-weight-asian="normal" style:font-weight-complex="normal"/>
    </style:style>
    <style:style style:name="T9" style:family="text">
      <style:text-properties fo:font-weight="normal" officeooo:rsid="0015b8e7" style:font-weight-asian="normal" style:font-weight-complex="normal"/>
    </style:style>
    <style:style style:name="T10" style:family="text">
      <style:text-properties fo:font-weight="normal" officeooo:rsid="002d6034" style:font-weight-asian="normal" style:font-weight-complex="normal"/>
    </style:style>
    <style:style style:name="T11" style:family="text">
      <style:text-properties officeooo:rsid="00101df2"/>
    </style:style>
    <style:style style:name="T12" style:family="text">
      <style:text-properties officeooo:rsid="0013d19b"/>
    </style:style>
    <style:style style:name="T13" style:family="text">
      <style:text-properties officeooo:rsid="0018ab11"/>
    </style:style>
    <style:style style:name="T14" style:family="text">
      <style:text-properties officeooo:rsid="00199f59"/>
    </style:style>
    <style:style style:name="T15" style:family="text">
      <style:text-properties officeooo:rsid="0019abc2"/>
    </style:style>
    <style:style style:name="T16" style:family="text">
      <style:text-properties officeooo:rsid="00325e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amining the New Neoclassical Synthesis through Agent Based Computational Modeling</text:p>
      <text:p text:style-name="P1"/>
      <text:p text:style-name="P4">1. Introduction</text:p>
      <text:p text:style-name="P2"><text:tab/>The aim of thi<text:span text:style-name="T12">s</text:span> paper, first and foremost, is to try and provide a reasonably simple Agent Based Comupational (ABC) model in which the theories and finding of the New Neoclassical Sysnthesis (NNS) model can be evaluated. <text:s/>Secondly, this paper provides a basic understanding of ABC models and how they can be used to help better understand the current economy.</text:p>
      <text:p text:style-name="P2"><text:tab/><text:span text:style-name="T1">The paper is divided into 6 sections. The model is developed and the basic rules that the agents will conform to are explained. <text:s/>Simulation results are presented and analyzed in section 3. <text:s/>Section 4 compares the results to the NNS model and evaluates the findings. <text:s/>The paper attempts to explain how ABC models can be used to help gain a better understanding of our current economy and section 6 concludes the paper.</text:span></text:p>
      <text:p text:style-name="P4">2. The Model</text:p>
      <text:p text:style-name="P4"><text:tab/><text:span text:style-name="T2">There are two different types of ABC models, realistic models that try to mimic real world economies with highly detailed rules and agents and stylized models that abstract from real economies with a small subset of agents and simplistic rules. </text:span><text:span text:style-name="T3">The model developed in this paper falls in</text:span><text:span text:style-name="T5">to</text:span><text:span text:style-name="T3"> the second category with only two types of agents with limit</text:span><text:span text:style-name="T4">ed</text:span><text:span text:style-name="T3"> interactions.</text:span></text:p>
      <text:p text:style-name="P4"><text:span text:style-name="T3"><text:tab/></text:span><text:span text:style-name="T6">The model consist of two types of agents, firms and households, just as the NNS model. <text:s/></text:span><text:span text:style-name="T7">Each firm sets their own price, controls their wage, and has a different initial markup. <text:s/>At the beginning o</text:span><text:span text:style-name="T10">f</text:span><text:span text:style-name="T7"> each month, the first thing a firm does is pay their employees, once all employees have been paid for the period </text:span><text:span text:style-name="T10">f</text:span><text:span text:style-name="T8">irms decided whether they need to make a changes to their current workforce. <text:s/>That is, a firm will evaulate if they need to hire an additional employee or let one go. <text:s/>This decision i</text:span><text:span text:style-name="T9">s</text:span><text:span text:style-name="T8"> made based on the firms current inventory. <text:s/>If their inventory from the prior month as been depleted a firm will bring on an additional employee (post a job offering) at the current wage. If a position goes unfilled for more than a month, the firm will raise their offered wage; however, if a firm fills an offered </text:span><text:soft-page-break/><text:span text:style-name="T8">position for fours month running they will lower their offered wage. </text:span><text:span text:style-name="T9">Once employees have been payed and the workforce has been evaulated a firm </text:span><text:span text:style-name="T7">can produce goods for the month. Goods proudction is based on:</text:span></text:p>
      <text:p text:style-name="P5"><text:span text:style-name="T11">i</text:span>nventory = <text:span text:style-name="T13">(</text:span>employees * productivity<text:span text:style-name="T13">) * (days in month)</text:span></text:p>
      <text:p text:style-name="P6">Employee payment, posting a job offering, and production of goods are all monthly operations, <text:span text:style-name="T14">t</text:span>hey happen on the first day of each month. <text:s/>If a firm does not have enough liquidity to pay all employees, the unpaid employees resign and atttempt to find work else where.</text:p>
      <text:p text:style-name="P6"><text:tab/><text:span text:style-name="T15">Households, maintain two different type of connections. They maintain a connection with their employer as well a network of trade connections. <text:s/>Each household can have a trade connection with up to seven firms at any given time. <text:s/>At the beginning or each month, if a household has fewer than seven trade connections they will randomly select a firm to establish a trade connection with. In addition to trade connections, a household has a reservation wage and a current wage. <text:s/>A household's reservation wage is the lowest they would like to be paid for their services. At the beginning of each day, a household compares their current wage to their reservation wage, if their current wage is lower than their reservation wage, they will randomly select an existing hiring firm and check if it is offering a higher wage. <text:s/>If the new firm is offering a higher wage, the household will resign their current position and except the new one. In the event that a household is currently unemployeed they will except the first position found. <text:s/>After all trade connections have been filled and employment established a household will randomly choose a firm from among its trade connections to purchase a good from. <text:s/>If the firm currently has available inventory and the price is lower than the household's current liquidity the household will purchase the good. <text:s/>Although, if the firm does not have enough inventory to meet a household's needs, the household will sever the trade connection. <text:s/></text:span></text:p>
      <text:p text:style-name="P8"><text:tab/>Both firms and households maintain their own liquidity. <text:s/>Liquidity is contrained to positive numbers and determines whether firms can pay employees or households can purchase goods. <text:s/>A firm receive<text:span text:style-name="T16">s</text:span> <text:span text:style-name="T16">ad</text:span>ditional liquidity whenever a household purchases a good from it, while a household <text:soft-page-break/>receives liquidity when a firm pays them for services rendered. <text:s/></text:p>
      <text:p text:style-name="P7"><text:span text:style-name="T15">3. </text:span>Simulations and Results</text:p>
      <text:p text:style-name="P8"><text:tab/>For all simulations prices are fixed, it is through this mechanism that the markup will be analyzed. <text:s/>By not allowing the prices to change, when wages change so does a firm's markup. <text:s/>As wages increase the markup is compressed while as wages decrease a firm's markup expa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Sims</meta:initial-creator>
    <meta:creation-date>2013-11-08T01:23:37.313420129</meta:creation-date>
    <dc:date>2013-11-08T09:17:06.275546608</dc:date>
    <dc:creator>Christopher Sims</dc:creator>
    <meta:editing-duration>PT2H6M27S</meta:editing-duration>
    <meta:editing-cycles>39</meta:editing-cycles>
    <meta:generator>LibreOffice/4.1.3.2$Linux_X86_64 LibreOffice_project/410m0$Build-2</meta:generator>
    <meta:document-statistic meta:table-count="0" meta:image-count="0" meta:object-count="0" meta:page-count="3" meta:paragraph-count="13" meta:word-count="793" meta:character-count="4734" meta:non-whitespace-character-count="3922"/>
  </office:meta>
</office:document-meta>
</file>